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style:text-position="0% 100%"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list-style-name="L2"/>
    <style:style style:name="P5" style:family="paragraph" style:parent-style-name="Formula"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style:font-name="Nimbus Roman No9 L"/>
    </style:style>
    <style:style style:name="P9" style:family="paragraph" style:parent-style-name="Text_20_body" style:list-style-name="L5">
      <style:text-properties style:font-name="Nimbus Roman No9 L"/>
    </style:style>
    <style:style style:name="P10" style:family="paragraph" style:parent-style-name="Text_20_body">
      <style:text-properties style:text-position="0% 100%"/>
    </style:style>
    <style:style style:name="P11" style:family="paragraph" style:parent-style-name="Text_20_body">
      <style:text-properties fo:font-weight="normal"/>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style:text-properties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weight="normal"/>
    </style:style>
    <style:style style:name="T6" style:family="text">
      <style:text-properties style:font-name="DejaVu Sans"/>
    </style:style>
    <style:style style:name="T7" style:family="text">
      <style:text-properties style:font-name="Nimbus Roman No9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eedCrunch version 0.10</text:h>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1">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1">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1">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 </text:span></text:p>
      <text:p text:style-name="P1">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chances are good, you are already familiar with this format.</text:span></text:p>
      <text:p text:style-name="P1">The scale of a number (sometimes called its exponent) begins with the scale character 'e' or 'E' followed by a signed integer. So 'e+10', 'e-4', 'E-0' are all valid scale expressions. If the sign is '+', you may simply omit it: 'e0', 'E10'.</text:p>
      <text:p text:style-name="P1">The meaning of a scale expression is ' * 10<text:span text:style-name="T3">exp </text:span><text:span text:style-name="T4">', where exp is the signed integer value following the scale character. As you might see from this, a standalone scale expression is meaningless, because you <text:s/>need another factor to make up a complete product</text:span><text:span text:style-name="T4">.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1"><text:span text:style-name="T4">If the scale value is zero, the scale is effectively redundant, because ' * 10</text:span><text:span text:style-name="T3">0 </text:span><text:span text:style-name="T4">' reduces to ' * 1'. So adding a scale 'e0', 'E-0' to a number does not make any difference.</text:span></text:p>
      <text:p text:style-name="P1"><text:span text:style-name="T4">0 can be combined with any scale value without affecting the result, so 0e0, 0e100000, 0e-10000 will all yield 0.</text:span></text:p>
      <text:p text:style-name="P2">By giving huge scale values, you can produce numbers near the overflow or underflow limit of SpeedCrunch (1e+/-268435458). Overflow or Underflow is not determined by the scale value alone; <text:s/>it is the product of scale and significand that determines the result. So in </text:p>
      <text:p text:style-name="Formula">0.000001e268435460</text:p>
      <text:p text:style-name="Text_20_body">the scale part overflows; but it is valid input, though, because the final result, 1e268435454,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1">
        <text:list-item>
          <text:p text:style-name="P3">'0x', '0X', '0h', '0H', '#' for hexagesimal digit sequences;</text:p>
        </text:list-item>
        <text:list-item>
          <text:p text:style-name="P3">'0o', '0O' for octal digit sequences. Note: it does not suffice to start a digit sequence with 0 to mark it as octal;</text:p>
        </text:list-item>
        <text:list-item>
          <text:p text:style-name="P3">'0b', '0B' for binary digit sequences;</text:p>
        </text:list-item>
        <text:list-item>
          <text:p text:style-name="P3">'0d', '0D' for decimal sequences. This is redundant, SpeedCrunch will assume this by default.</text:p>
        </text:list-item>
      </text:list>
      <text:p text:style-name="P1">If you enter a hexagesimal digit sequence, the digits '10' to '15' are, as usual, represented by the letters 'A' to 'F'. You may use their lower case form as well.</text:p>
      <text:p text:style-name="P1">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2">
        <text:list-item>
          <text:p text:style-name="P4">use of negation: the following yields -10</text:p>
          <text:p text:style-name="P5">-0xA</text:p>
        </text:list-item>
        <text:list-item>
          <text:p text:style-name="P4">use of the function <text:span text:style-name="T1">umask</text:span><text:span text:style-name="T2"> to convert an unsigned integer to its signed counterpart: the following evaluates to -1</text:span></text:p>
          <text:p text:style-name="P5">u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text:s/>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29 bits width, so it can assume integer values between -268435458 and 268435457.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yield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3">
        <text:list-item>
          <text:p text:style-name="P6">NaN operand: You tried to perform an operation on a NaN. This NaN is most probably the result of a failed former operation that now propagates through the rest of a computation, but it may indicate a not initialized value as well.</text:p>
        </text:list-item>
        <text:list-item>
          <text:p text:style-name="P6">Overflow, Underflow: A (final or intermediate) result violates the bounds of valid numbers</text:p>
        </text:list-item>
        <text:list-item>
          <text:p text:style-name="P6">Too Expensive: Some operations can be potentially very expensive, like the modulo operation. In order to prevent SpeedCrunch from freezing, this error is issued, if the engine detects a situation that would require too much time.</text:p>
        </text:list-item>
        <text:list-item>
          <text:p text:style-name="P6">Unstable algorithm: If you try to evaluate a function very close to a pole, the result might becom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6">Out of Domain: some functions like ln or sqrt cannot be applied to all real numbers. If you submit an invalid parameter to such a function, you get this error.</text:p>
        </text:list-item>
        <text:list-item>
          <text:p text:style-name="P6">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text:span><text:span text:style-name="T4">2</text:span><text:span text:style-name="T3">255</text:span><text:span text:style-name="T4"> have the same bit pattern. Although logic operations take integers &gt;= </text:span><text:span text:style-name="T4">2</text:span><text:span text:style-name="T3">255</text:span><text:span text:style-name="T4"> as operands, their result are always interpreted as signed integers from </text:span><text:span text:style-name="T4">-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without any effect).</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37591797.03... On the negative axis it underflows near <text:span text:style-name="T5">-37591798.03... Of course, the poles at negative integers are problematic,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in magnitude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in magnitude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4">
        <text:list-item>
          <text:p text:style-name="P7">there exist always at least two, usually infinite many results;</text:p>
        </text:list-item>
        <text:list-item>
          <text:p text:style-name="P7">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stunned when they learn that cbrt(-2) yields a result, but (-2)^(1/3) not.</text:p>
      <text:p text:style-name="Text_20_body">Especially when exponents are very large, the power operation overflows or underflows easily.</text:p>
      <text:h text:style-name="Heading_20_2" text:outline-level="2">Functions</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6">π</text:span><text:span text:style-name="T7">.</text:span></text:p>
      <text:p text:style-name="P8">The arc cos(x) is the principal solution to the equation cos (y) = x. Other solutions are (radians)</text:p>
      <text:list text:style-name="L5">
        <text:list-item>
          <text:p text:style-name="P9">arc cos (x) + 2*n*<text:span text:style-name="T6">π</text:span> for all integers n;</text:p>
        </text:list-item>
        <text:list-item>
          <text:p text:style-name="P9">-arc cos (x) + 2*n*<text:span text:style-name="T6">π</text:span> for all integers n.</text:p>
        </text:list-item>
      </text:list>
      <text:p text:style-name="P8">or (degrees):</text:p>
      <text:list text:style-name="L5">
        <text:list-item>
          <text:p text:style-name="P9">arc cos (x) + n*360 for all integers n;</text:p>
        </text:list-item>
        <text:list-item>
          <text:p text:style-name="P9">-arc cos (x) + n*360 for all integers n.</text:p>
        </text:list-item>
      </text:list>
      <text:p text:style-name="P8">The valid range of the parameter is -1 &lt;= x &lt;= 1.</text:p>
      <text:p text:style-name="P8">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The result is from </text:span><text:span text:style-name="T4">-2</text:span><text:span text:style-name="T3">255</text:span><text:span text:style-name="T4"> to +2</text:span><text:span text:style-name="T3">255</text:span><text:span text:style-name="T4"> – 1.</text:span></text:p>
      <text:p text:style-name="P10">Note that and(x) is not the identity, because +2<text:span text:style-name="T3">255</text:span> is transformed to -2<text:span text:style-name="T3">255</text:span>, for example.</text:p>
      <text:p text:style-name="P10">An error is returned, if the parameters are not from the valid range.</text:p>
      <text:p text:style-name="P10">Example:</text:p>
      <text:p text:style-name="Formula">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8">The arc sin(x) is the principal solution to the equation sin (y) = x. Other solutions are (radians)</text:p>
      <text:list text:style-name="L5">
        <text:list-item>
          <text:p text:style-name="P9">arc sin (x) + 2*n*<text:span text:style-name="T6">π</text:span> for all integers n;</text:p>
        </text:list-item>
        <text:list-item>
          <text:p text:style-name="P9">-arc sin (x) + (2*n+1)*<text:span text:style-name="T6">π</text:span> for all integers n.</text:p>
        </text:list-item>
      </text:list>
      <text:p text:style-name="P8">or (degrees):</text:p>
      <text:list text:style-name="L5">
        <text:list-item>
          <text:p text:style-name="P9">arc sin (x) + n*360 for all integers n;</text:p>
        </text:list-item>
        <text:list-item>
          <text:p text:style-name="P9">-arc sin (x) + n*360 + 180 for all integers n.</text:p>
        </text:list-item>
      </text:list>
      <text:p text:style-name="P8">The valid range of the parameter is -1 &lt;= x &lt;= 1.</text:p>
      <text:p text:style-name="P8">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8">The arc tan(x) is the principal solution to the equation tan (y) = x. Other solutions are</text:p>
      <text:p text:style-name="P8">(radians): arc tan (x) + n*<text:span text:style-name="T6">π</text:span> for all integers n;</text:p>
      <text:p text:style-name="P8">or</text:p>
      <text:p text:style-name="P8">(degrees): arc tan (x) + n*180 for all integers n;</text:p>
      <text:p text:style-name="P8">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x)</text:h>
      <text:p text:style-name="Text_20_body">Displays x in binary format, without globally changing the output format. A fractional part of x is cut off before conversion, and the remaining integral part has to be from the range -2<text:span text:style-name="T3">255</text:span><text:span text:style-name="T4"> to +2</text:span><text:span text:style-name="T3">256</text:span><text:span text:style-name="T4"> – 1.</text:span></text:p>
      <text:p text:style-name="P10">Example:</text:p>
      <text:p text:style-name="Formula">bin (1000/13)</text:p>
      <text:p text:style-name="Text_20_body">returns 0b1001100, the binary encoding of 76.</text:p>
      <text:h text:style-name="Heading_20_5" text:outline-level="5">binomcdf (count; base; probability)</text:h>
      <text:h text:style-name="Heading_20_5" text:outline-level="5">cbrt (x)</text:h>
      <text:p text:style-name="Text_20_body">computes the third (cubic) root of x. This function operates on negative numbers as well.</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6">π</text:span>.</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5">618095480.10...</text:span></text:p>
      <text:p text:style-name="P11">The inverse function is arcosh.</text:p>
      <text:p text:style-name="P11">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6">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6">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0">Example:</text:p>
      <text:p text:style-name="Formula">dec (1000/13)</text:p>
      <text:p text:style-name="Text_20_body">returns 76.923.., even if you have activated hex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acos(0.5))</text:p>
      <text:p text:style-name="Formula">tan(degrees(1))</text:p>
      <text:p text:style-name="Formula">degrees(pi)</text:p>
      <text:h text:style-name="Heading_20_5" text:outline-level="5">erf (x)</text:h>
      <text:p text:style-name="Text_20_body">determines the normalized error function of x, the cumulative probability function to the normal distribution (bell curve, Gaussian distribution).</text:p>
      <text:p text:style-name="Text_20_body">Analytically, it is the integral to the function 2 * exp(-x*x) / sqrt(<text:span text:style-name="T6">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2"><text:span text:style-name="T5">erfc underflows for x &gt; 24861.53..</text:span></text:p>
      <text:h text:style-name="Heading_20_5" text:outline-level="5">exp (x)</text:h>
      <text:p text:style-name="Text_20_body">evaluates the natural exponential function to the base e == 2.71828...</text:p>
      <text:p text:style-name="P12"><text:span text:style-name="T5">exp (x) overflows/underflows for |x| &gt; 618095479.41...</text:span></text:p>
      <text:p text:style-name="P13">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01T19:54:28</dc:date>
    <dc:language>de-DE</dc:language>
    <meta:editing-cycles>20</meta:editing-cycles>
    <meta:editing-duration>P1DT23H29M59S</meta:editing-duration>
    <meta:user-defined meta:name="Info 1"/>
    <meta:user-defined meta:name="Info 2"/>
    <meta:user-defined meta:name="Info 3"/>
    <meta:user-defined meta:name="Info 4"/>
    <meta:document-statistic meta:table-count="0" meta:image-count="0" meta:object-count="0" meta:page-count="16" meta:paragraph-count="376" meta:word-count="4818" meta:character-count="27603"/>
  </office:meta>
</office:document-meta>
</file>